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96685826394187151" text:style-name="Outline">
        <text:list-item>
          <text:h text:style-name="P3" text:outline-level="1">dart_json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text:tab/><text:a xlink:type="simple" xlink:href="https://pub.dartlang.org/packages/dart_json_mapper" text:style-name="Internet_20_link" text:visited-style-name="Visited_20_Internet_20_Link">dart json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24T14:24:48</meta:creation-date>
    <meta:editing-duration>PT49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9" meta:word-count="17" meta:character-count="138"/>
    <dc:date>2019-03-24T14:25:35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